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ff3333" draw:fill="none" draw:fill-color="#ffffff" fo:min-height="1.147cm"/>
    </style:style>
    <style:style style:name="gr12" style:family="graphic" style:parent-style-name="standard">
      <style:graphic-properties draw:stroke="none" svg:stroke-color="#ff3333" draw:fill="none" draw:fill-color="#ffffff" fo:min-height="1.02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draw:marker-start="Arrow" draw:marker-start-width="0.61cm" draw:marker-end="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ff3333" draw:marker-start="Arrow" draw:marker-start-width="0.61cm" draw:marker-end="" draw:marker-end-width="0.61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3333" draw:marker-start-width="0.352cm" draw:marker-end-width="0.352cm" draw:fill="solid" draw:fill-color="#ff3333" draw:textarea-vertical-align="middle" draw:auto-grow-height="false" fo:min-height="0.749cm" fo:min-width="0.499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color="#ff3333" fo:font-size="26pt" fo:font-style="italic" style:text-underline-style="none" style:font-size-asian="26pt" style:font-style-asian="italic" style:font-size-complex="26pt" style:font-style-complex="italic"/>
    </style:style>
    <style:style style:name="P6" style:family="paragraph">
      <style:paragraph-properties fo:text-align="center"/>
      <style:text-properties fo:color="#ff3333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style:paragraph-properties fo:text-align="center"/>
      <style:text-properties fo:color="#ff3333" fo:font-size="26pt" fo:font-style="italic" style:font-size-asian="26pt" style:font-style-asian="italic" style:font-size-complex="26pt" style:font-style-complex="italic"/>
    </style:style>
    <style:style style:name="P8" style:family="paragraph">
      <style:paragraph-properties fo:text-align="center"/>
      <style:text-properties fo:color="#ff333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9" style:family="paragraph">
      <style:paragraph-properties fo:text-align="center"/>
      <style:text-properties fo:font-size="26pt" style:text-underline-style="none" style:font-size-asian="26pt" style:font-size-complex="26pt"/>
    </style:style>
    <style:style style:name="P10" style:family="paragraph">
      <style:paragraph-properties fo:text-align="center"/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fo:color="#ff333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3333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color="#ff333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6" style:family="text">
      <style:text-properties fo:color="#ff333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Threat Example 1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g xml:id="id2" draw:id="id2">
          <draw:g>
            <draw:g>
              <draw:line draw:style-name="gr3" draw:text-style-name="P1" draw:layer="layout" svg:x1="47.304cm" svg:y1="27.462cm" svg:x2="47.304cm" svg:y2="30.511cm">
                <text:p/>
              </draw:line>
              <draw:line draw:style-name="gr4" draw:text-style-name="P1" draw:layer="layout" svg:x1="45.97cm" svg:y1="28.398cm" svg:x2="48.637cm" svg:y2="28.398cm">
                <text:p/>
              </draw:line>
              <draw:line draw:style-name="gr4" draw:text-style-name="P1" draw:layer="layout" svg:x1="45.97cm" svg:y1="31.458cm" svg:x2="47.304cm" svg:y2="30.442cm">
                <text:p/>
              </draw:line>
              <draw:line draw:style-name="gr4" draw:text-style-name="P1" draw:layer="layout" svg:x1="48.637cm" svg:y1="31.447cm" svg:x2="47.327cm" svg:y2="30.463cm">
                <text:p/>
              </draw:line>
              <draw:custom-shape draw:style-name="gr5" draw:text-style-name="P1" draw:layer="layout" svg:width="1.778cm" svg:height="1.525cm" svg:x="46.415cm" svg:y="25.8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44.881cm" svg:y="31.585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45.027cm" svg:y="25.027cm">
              <draw:text-box>
                <text:p text:style-name="P1"><text:span text:style-name="T1">(a)</text:span></text:p>
              </draw:text-box>
            </draw:frame>
          </draw:g>
          <draw:custom-shape draw:style-name="gr7" draw:text-style-name="P1" draw:layer="layout" svg:width="8.356cm" svg:height="8.565cm" svg:x="43.395cm" svg:y="24.581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g>
            <draw:g>
              <draw:line draw:style-name="gr8" draw:text-style-name="P1" draw:layer="layout" svg:x1="10.852cm" svg:y1="27.407cm" svg:x2="10.852cm" svg:y2="30.456cm">
                <text:p/>
              </draw:line>
              <draw:line draw:style-name="gr9" draw:text-style-name="P1" draw:layer="layout" svg:x1="9.518cm" svg:y1="28.343cm" svg:x2="12.185cm" svg:y2="28.343cm">
                <text:p/>
              </draw:line>
              <draw:line draw:style-name="gr9" draw:text-style-name="P1" draw:layer="layout" svg:x1="9.518cm" svg:y1="31.403cm" svg:x2="10.852cm" svg:y2="30.387cm">
                <text:p/>
              </draw:line>
              <draw:line draw:style-name="gr9" draw:text-style-name="P1" draw:layer="layout" svg:x1="12.185cm" svg:y1="31.392cm" svg:x2="10.875cm" svg:y2="30.408cm">
                <text:p/>
              </draw:line>
              <draw:custom-shape draw:style-name="gr10" draw:text-style-name="P1" draw:layer="layout" svg:width="1.778cm" svg:height="1.525cm" svg:x="9.963cm" svg:y="25.8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4" draw:layer="layout" svg:width="4.799cm" svg:height="1.397cm" svg:x="8.429cm" svg:y="31.53cm">
                <draw:text-box>
                  <text:p text:style-name="P1"><text:span text:style-name="T2">Criminal</text:span></text:p>
                </draw:text-box>
              </draw:frame>
            </draw:g>
            <draw:frame draw:style-name="gr12" draw:text-style-name="P4" draw:layer="layout" svg:width="1.651cm" svg:height="1.27cm" svg:x="8.575cm" svg:y="24.972cm">
              <draw:text-box>
                <text:p text:style-name="P1"><text:span text:style-name="T2">(g)</text:span></text:p>
              </draw:text-box>
            </draw:frame>
          </draw:g>
          <draw:custom-shape draw:style-name="gr13" draw:text-style-name="P1" draw:layer="layout" svg:width="8.382cm" svg:height="8.636cm" svg:x="6.778cm" svg:y="24.545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6" xml:id="id3" draw:id="id3" draw:layer="layout" svg:width="9.525cm" svg:height="3.429cm" svg:x="6.207cm" svg:y="9.206cm">
          <text:p text:style-name="P5"><text:span text:style-name="T3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5" draw:id="id5" draw:layer="layout" svg:width="9.525cm" svg:height="3.429cm" svg:x="25.13cm" svg:y="9.206cm">
          <text:p text:style-name="P7"><text:span text:style-name="T4">Unencrypted </text:span></text:p>
          <text:p text:style-name="P7"><text:span text:style-name="T4">Data Trans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" draw:id="id1" draw:layer="layout" svg:width="9.525cm" svg:height="3.429cm" svg:x="42.811cm" svg:y="9.206cm">
          <text:p text:style-name="P9"><text:span text:style-name="T5">Priva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47.573cm" svg:y1="12.635cm" svg:x2="47.573cm" svg:y2="24.581cm" draw:start-shape="id1" draw:end-shape="id2" draw:end-glue-point="0" svg:d="M47573 12635v11946" svg:viewBox="0 0 1 11947">
          <text:p/>
        </draw:connector>
        <draw:connector draw:style-name="gr17" draw:text-style-name="P1" draw:layer="layout" svg:x1="10.969cm" svg:y1="12.635cm" svg:x2="10.969cm" svg:y2="24.545cm" draw:start-shape="id3" draw:start-glue-point="2" draw:end-shape="id4" svg:d="M10969 12635v11910" svg:viewBox="0 0 1 11911">
          <text:p/>
        </draw:connector>
        <draw:connector draw:style-name="gr17" draw:text-style-name="P1" draw:layer="layout" svg:x1="25.13cm" svg:y1="10.92cm" svg:x2="15.732cm" svg:y2="10.92cm" draw:start-shape="id5" draw:end-shape="id3" draw:end-glue-point="1" svg:d="M25130 10920h-9398" svg:viewBox="0 0 9399 1">
          <text:p/>
        </draw:connector>
        <draw:connector draw:style-name="gr17" draw:text-style-name="P1" draw:layer="layout" svg:x1="42.811cm" svg:y1="10.92cm" svg:x2="34.655cm" svg:y2="10.92cm" draw:start-shape="id1" draw:start-glue-point="3" draw:end-shape="id5" draw:end-glue-point="1" svg:d="M42811 10920h-8156" svg:viewBox="0 0 8157 1">
          <text:p/>
        </draw:connector>
        <draw:frame draw:style-name="gr6" draw:text-style-name="P4" draw:layer="layout" svg:width="4.064cm" svg:height="1.27cm" svg:x="6.588cm" svg:y="19.175cm">
          <draw:text-box>
            <text:p text:style-name="P4"><text:span text:style-name="T2">uses</text:span></text:p>
          </draw:text-box>
        </draw:frame>
        <draw:frame draw:style-name="gr6" draw:text-style-name="P3" draw:layer="layout" svg:width="4.064cm" svg:height="1.27cm" svg:x="48.117cm" svg:y="19.175cm">
          <draw:text-box>
            <text:p text:style-name="P3"><text:span text:style-name="T1">holds</text:span></text:p>
          </draw:text-box>
        </draw:frame>
        <draw:frame draw:style-name="gr6" draw:text-style-name="P4" draw:layer="layout" svg:width="5.08cm" svg:height="1.27cm" svg:x="35.544cm" svg:y="9.587cm">
          <draw:text-box>
            <text:p text:style-name="P4"><text:span text:style-name="T2">endangers</text:span></text:p>
          </draw:text-box>
        </draw:frame>
        <draw:frame draw:style-name="gr6" draw:text-style-name="P4" draw:layer="layout" svg:width="5.08cm" svg:height="1.27cm" svg:x="17.51cm" svg:y="9.587cm">
          <draw:text-box>
            <text:p text:style-name="P4"><text:span text:style-name="T2">exploits</text:span></text:p>
          </draw:text-box>
        </draw:frame>
        <draw:g xml:id="id6" draw:id="id6">
          <draw:custom-shape draw:style-name="gr18" draw:text-style-name="P1" draw:layer="layout" svg:width="6.096cm" svg:height="5.612cm" svg:x="26.844cm" svg:y="26.05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9" draw:text-style-name="P1" draw:layer="layout" svg:width="2.129cm" svg:height="2.807cm" svg:x="28.973cm" svg:y="27.50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connector draw:style-name="gr20" draw:text-style-name="P1" draw:layer="layout" svg:x1="32.94cm" svg:y1="28.863cm" svg:x2="43.395cm" svg:y2="28.863cm" draw:start-shape="id6" draw:start-glue-point="1" draw:end-shape="id2" svg:d="M32940 28863h10455" svg:viewBox="0 0 10456 1">
          <text:p/>
        </draw:connector>
        <draw:connector draw:style-name="gr21" draw:text-style-name="P1" draw:layer="layout" svg:x1="15.16cm" svg:y1="28.863cm" svg:x2="26.844cm" svg:y2="28.863cm" draw:start-shape="id4" draw:start-glue-point="1" draw:end-shape="id6" draw:end-glue-point="3" svg:d="M15160 28863h11684" svg:viewBox="0 0 11685 1">
          <text:p/>
        </draw:connector>
        <draw:frame draw:style-name="gr22" draw:text-style-name="P11" draw:layer="layout" svg:width="10.695cm" svg:height="1.524cm" svg:x="24.545cm" svg:y="32.458cm">
          <draw:text-box>
            <text:p text:style-name="P11"><text:span text:style-name="T6">Profit vs Priva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14T18:11:36.675202729</dc:date>
    <dc:creator>darjeeling </dc:creator>
    <meta:editing-duration>PT24M17S</meta:editing-duration>
    <meta:editing-cycles>9</meta:editing-cycles>
    <meta:generator>LibreOffice/4.2.6.3$Linux_X86_64 LibreOffice_project/420m0$Build-3</meta:generator>
    <meta:document-statistic meta:object-count="42"/>
  </office:meta>
</office:document-meta>
</file>